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table:number-columns-repeated="20"/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table:number-columns-repeated="20"/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table:number-columns-repeated="20"/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table:number-columns-repeated="20"/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table:number-columns-repeated="20"/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table:number-columns-repeated="20"/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table:number-columns-repeated="20"/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table:number-columns-repeated="20"/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table:number-columns-repeated="20"/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table:number-columns-repeated="20"/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table:number-columns-repeated="20"/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table:number-columns-repeated="20"/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table:number-columns-repeated="20"/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table:number-columns-repeated="20"/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table:number-columns-repeated="20"/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table:number-columns-repeated="10"/>
          <table:table-cell table:style-name="ce71"/>
          <table:table-cell table:number-columns-repeated="9"/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table:number-columns-repeated="20"/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table:number-columns-repeated="20"/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table:number-columns-repeated="20"/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table:number-columns-repeated="20"/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table:number-columns-repeated="20"/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table:number-columns-repeated="20"/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table:number-columns-repeated="20"/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table:number-columns-repeated="20"/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table:number-columns-repeated="20"/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table:number-columns-repeated="20"/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table:number-columns-repeated="20"/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table:number-columns-repeated="20"/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08:33.53560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5T16:09:16.472470700</dc:date>
    <meta:editing-duration>P1DT7H29M14S</meta:editing-duration>
    <meta:editing-cycles>532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310" meta:object-count="0"/>
  </office:meta>
</office:document-meta>
</file>